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e5ff" draw:textarea-horizontal-align="justify" draw:textarea-vertical-align="middle" draw:auto-grow-height="false" fo:min-height="16.95cm" fo:min-width="6.2cm"/>
    </style:style>
    <style:style style:name="gr2" style:family="graphic" style:parent-style-name="standard">
      <style:graphic-properties draw:fill="solid" draw:fill-color="#cce5ff" draw:textarea-horizontal-align="justify" draw:textarea-vertical-align="middle" draw:auto-grow-height="false" fo:min-height="21.65cm" fo:min-width="10.6cm"/>
    </style:style>
    <style:style style:name="gr3" style:family="graphic" style:parent-style-name="standard">
      <style:graphic-properties draw:textarea-horizontal-align="justify" draw:textarea-vertical-align="middle" draw:auto-grow-height="false" fo:min-height="0.65cm" fo:min-width="1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65cm" fo:min-width="2cm"/>
      <style:paragraph-properties style:writing-mode="lr-tb"/>
    </style:style>
    <style:style style:name="gr5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564cm" fo:min-width="1.614cm"/>
      <style:paragraph-properties style:writing-mode="lr-tb"/>
    </style:style>
    <style:style style:name="gr6" style:family="graphic" style:parent-style-name="standard">
      <style:graphic-properties svg:stroke-color="#990000" draw:fill="solid" draw:fill-color="#ff6666" draw:textarea-horizontal-align="justify" draw:textarea-vertical-align="middle" draw:auto-grow-height="false" fo:min-height="0.316cm" fo:min-width="0.066cm"/>
      <style:paragraph-properties style:writing-mode="lr-tb"/>
    </style:style>
    <style:style style:name="gr7" style:family="graphic" style:parent-style-name="standard">
      <style:graphic-properties svg:stroke-color="#cc9900" draw:fill="solid" draw:fill-color="#ffff00" draw:textarea-vertical-align="middle" draw:auto-grow-height="false" fo:min-height="0.55cm" fo:min-width="0.3cm"/>
      <style:paragraph-properties style:writing-mode="lr-tb"/>
    </style:style>
    <style:style style:name="gr8" style:family="graphic" style:parent-style-name="objectwithoutfill">
      <style:graphic-properties svg:stroke-width="0.05cm" svg:stroke-color="#000000" draw:marker-start-width="0.28cm" draw:marker-end="Arrow" draw:marker-end-width="0.38cm" draw:fill="solid" draw:textarea-vertical-align="middle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>
      <style:graphic-properties svg:stroke-color="#cc9900" draw:fill="solid" draw:fill-color="#ffff66" draw:textarea-vertical-align="middle" draw:auto-grow-height="fals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.65cm" fo:min-width="3.7cm"/>
      <style:paragraph-properties style:writing-mode="lr-tb"/>
    </style:style>
    <style:style style:name="gr11" style:family="graphic" style:parent-style-name="objectwithoutfill">
      <style:graphic-properties svg:stroke-width="0.05cm" svg:stroke-color="#000000" draw:marker-start="Square" draw:marker-start-width="0.38cm" draw:marker-end="" draw:marker-end-width="0.38cm" draw:fill="solid" draw:textarea-vertical-align="middle" fo:padding-top="0.15cm" fo:padding-bottom="0.15cm" fo:padding-left="0.275cm" fo:padding-right="0.275cm"/>
      <style:paragraph-properties style:writing-mode="lr-tb"/>
    </style:style>
    <style:style style:name="gr12" style:family="graphic" style:parent-style-name="standard">
      <style:graphic-properties svg:stroke-color="#009999" draw:fill="solid" draw:fill-color="#99ffff" draw:textarea-horizontal-align="justify" draw:textarea-vertical-align="middle" draw:auto-grow-height="false" fo:min-height="1.15cm" fo:min-width="1.5cm"/>
      <style:paragraph-properties style:writing-mode="lr-tb"/>
    </style:style>
    <style:style style:name="gr13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1.35cm" fo:min-width="3.4cm"/>
      <style:paragraph-properties style:writing-mode="lr-tb"/>
    </style:style>
    <style:style style:name="gr14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564cm" fo:min-width="1.41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51cm"/>
      <style:paragraph-properties style:writing-mode="lr-tb"/>
    </style:style>
    <style:style style:name="gr16" style:family="graphic" style:parent-style-name="objectwithoutfill">
      <style:graphic-properties draw:stroke="dash" draw:stroke-dash="Fine_20_Dashed" svg:stroke-width="0.05cm" svg:stroke-color="#000000" draw:marker-start-width="0.28cm" draw:marker-end-width="0.28cm" draw:fill="solid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475cm" fo:min-width="0cm"/>
      <style:paragraph-properties style:writing-mode="lr-tb"/>
    </style:style>
    <style:style style:name="gr18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1.35cm" fo:min-width="2.7cm"/>
      <style:paragraph-properties style:writing-mode="lr-tb"/>
    </style:style>
    <style:style style:name="gr19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564cm" fo:min-width="1.411cm"/>
      <style:paragraph-properties style:writing-mode="lr-tb"/>
    </style:style>
    <style:style style:name="gr20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1.45cm" fo:min-width="1.8cm"/>
      <style:paragraph-properties style:writing-mode="lr-tb"/>
    </style:style>
    <style:style style:name="gr21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614cm" fo:min-width="0.908cm"/>
      <style:paragraph-properties style:writing-mode="lr-tb"/>
    </style:style>
    <style:style style:name="gr22" style:family="graphic" style:parent-style-name="standard">
      <style:graphic-properties svg:stroke-color="#990000" draw:fill="solid" draw:fill-color="#ff6666" draw:textarea-horizontal-align="justify" draw:textarea-vertical-align="middle" draw:auto-grow-height="false" fo:min-height="0.352cm" fo:min-width="0.06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52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  <style:paragraph-properties style:writing-mode="lr-tb"/>
    </style:style>
    <style:style style:name="gr25" style:family="graphic" style:parent-style-name="objectwithoutfill">
      <style:graphic-properties svg:stroke-width="0.05cm" svg:stroke-color="#000000" draw:marker-start="" draw:marker-start-width="0.38cm" draw:marker-end="Arrow" draw:marker-end-width="0.38cm" draw:fill="solid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cm" svg:stroke-color="#000000" draw:marker-start="Arrow" draw:marker-start-width="0.38cm" draw:marker-end="" draw:marker-end-width="0.38cm" draw:fill="solid" draw:textarea-vertical-align="middle" fo:padding-top="0.15cm" fo:padding-bottom="0.15cm" fo:padding-left="0.275cm" fo:padding-right="0.275cm"/>
      <style:paragraph-properties style:writing-mode="lr-tb"/>
    </style:style>
    <style:style style:name="gr27" style:family="graphic" style:parent-style-name="standard">
      <style:graphic-properties svg:stroke-color="#009999" draw:fill="solid" draw:fill-color="#99ffff" draw:textarea-horizontal-align="justify" draw:textarea-vertical-align="middle" draw:auto-grow-height="false" fo:min-height="1.1cm" fo:min-width="1.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  <style:paragraph-properties style:writing-mode="lr-tb"/>
    </style:style>
    <style:style style:name="gr29" style:family="graphic" style:parent-style-name="objectwithoutfill">
      <style:graphic-properties svg:stroke-width="0.05cm" svg:stroke-color="#000000" draw:marker-start-width="0.28cm" draw:marker-end="Arrow" draw:marker-end-width="0.38cm" draw:fill="solid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1" style:family="graphic" style:parent-style-name="objectwithoutfill">
      <style:graphic-properties svg:stroke-width="0.05cm" svg:stroke-color="#000000" draw:marker-start="" draw:marker-start-width="0.38cm" draw:marker-end="Arrow" draw:marker-end-width="0.38cm" draw:fill="solid" draw:textarea-vertical-align="middle" fo:padding-top="0.15cm" fo:padding-bottom="0.15cm" fo:padding-left="0.275cm" fo:padding-right="0.27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  <style:paragraph-properties style:writing-mode="lr-tb"/>
    </style:style>
    <style:style style:name="gr33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1.35cm" fo:min-width="2.2cm"/>
      <style:paragraph-properties style:writing-mode="lr-tb"/>
    </style:style>
    <style:style style:name="gr34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564cm" fo:min-width="0.714cm"/>
      <style:paragraph-properties style:writing-mode="lr-tb"/>
    </style:style>
    <style:style style:name="gr35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2.65cm" fo:min-width="2.7cm"/>
      <style:paragraph-properties style:writing-mode="lr-tb"/>
    </style:style>
    <style:style style:name="P1" style:family="paragraph">
      <loext:graphic-properties draw:fill="solid" draw:fill-color="#cce5ff"/>
      <style:paragraph-properties fo:text-align="center"/>
    </style:style>
    <style:style style:name="P2" style:family="paragraph"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="solid" draw:fill-color="#ff99ff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="solid" draw:fill-color="#ff6666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5" style:family="paragraph"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6" style:family="paragraph">
      <loext:graphic-properties draw:fill="solid" draw:fill-color="#ffff00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solid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9" style:family="paragraph">
      <loext:graphic-properties draw:fill="solid" draw:fill-color="#ffff66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0" style:family="paragraph">
      <loext:graphic-properties draw:fill="solid" draw:fill-color="#99ffff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11" style:family="paragraph">
      <loext:graphic-properties draw:fill="solid" draw:fill-color="#ffffff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009900" fo:font-size="12pt" fo:font-weight="bold" style:font-size-asian="18pt" style:font-weight-asian="bold" style:font-size-complex="18pt" style:font-weight-complex="bold"/>
    </style:style>
    <style:style style:name="P15" style:family="paragraph">
      <loext:graphic-properties draw:fill="solid"/>
      <style:paragraph-properties fo:text-align="center" style:writing-mode="lr-tb"/>
    </style:style>
    <style:style style:name="T1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style:style style:name="T3" style:family="text">
      <style:text-properties fo:color="#0000ff" fo:language="zxx" fo:country="none" style:language-asian="zxx" style:country-asian="none" style:language-complex="zxx" style:country-complex="none"/>
    </style:style>
    <style:style style:name="T4" style:family="text">
      <style:text-properties fo:color="#009900" fo:font-weight="bold" style:font-weight-asian="bold" style:font-weight-complex="bold"/>
    </style:style>
    <style:style style:name="T5" style:family="text">
      <style:text-properties fo:color="#009900" fo:font-size="12pt" fo:font-weight="bold" style:font-size-asian="18pt" style:font-weight-asian="bold" style:font-size-complex="18pt" style:font-weight-complex="bold"/>
    </style:style>
    <style:style style:name="T6" style:family="text">
      <style:text-properties fo:color="#cc0000" fo:language="zxx" fo:country="none" style:language-asian="zxx" style:country-asian="none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7cm" svg:height="17.2cm" svg:x="1.027cm" svg:y="2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1cm" svg:height="21.9cm" svg:x="8.3cm" svg:y="3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0.9cm" svg:x="1.3cm" svg:y="2.1cm">
          <text:p text:style-name="P2"><text:span text:style-name="T1">A</text:span><text:span text:style-name="T2">l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5cm" svg:height="0.9cm" svg:x="8.6cm" svg:y="2.8cm">
          <text:p text:style-name="P2"><text:span text:style-name="T1">S</text:span><text:span text:style-name="T2">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.2cm" svg:height="0.9cm" svg:x="2.8cm" svg:y="5.3cm">
          <text:p text:style-name="P2"><text:span text:style-name="T2">RS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0.8cm" svg:height="0.8cm" svg:x="4.5cm" svg:y="5.7cm">
          <text:p text:style-name="P2"><text:span text:style-name="T2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cm" svg:height="0.8cm" svg:x="3.7cm" svg:y="4cm">
          <text:p text:style-name="P5"><text:span text:style-name="T1">B</text:span></text:p>
          <draw:enhanced-geometry draw:mirror-vertical="false" draw:mirror-horizontal="false" draw:glue-point-type="segments" draw:type="mso-spt100" draw:modifiers="-179.466116574846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6" draw:layer="layout" svg:width="0.8cm" svg:height="0.8cm" svg:x="3.7cm" svg:y="4cm">
          <text:p text:style-name="P5"><text:span text:style-name="T1">B</text:span></text:p>
          <draw:enhanced-geometry draw:mirror-vertical="false" draw:mirror-horizontal="false" draw:glue-point-type="segments" draw:type="mso-spt100" draw:modifiers="-1.38368696736851 179.81241306473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" draw:text-style-name="P3" draw:layer="layout" svg:width="2.2cm" svg:height="0.9cm" svg:x="2.8cm" svg:y="6.6cm">
          <text:p text:style-name="P2"><text:span text:style-name="T2">RS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0.8cm" svg:height="0.8cm" svg:x="4.6cm" svg:y="7cm">
          <text:p text:style-name="P2"><text:span text:style-name="T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5.9cm" svg:y1="6.5cm" svg:x2="8.7cm" svg:y2="6.5cm">
          <text:p text:style-name="P7"><text:span text:style-name="T2"><text:s text:c="2"/></text:span><text:span text:style-name="T2">register <text:s text:c="4"/></text:span></text:p>
          <text:p text:style-name="P7"><text:span text:style-name="T2"/></text:p>
        </draw:line>
        <draw:custom-shape draw:style-name="gr9" draw:text-style-name="P9" xml:id="id3" draw:id="id3" draw:layer="layout" svg:width="0.6cm" svg:height="0.7cm" svg:x="3.8cm" svg:y="3.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10" draw:text-style-name="P2" draw:layer="layout" svg:width="4.2cm" svg:height="0.9cm" svg:x="4cm" svg:y="1cm">
          <text:p text:style-name="P2"><text:span text:style-name="T1">R</text:span><text:span text:style-name="T2">eferendu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8" draw:layer="layout" svg:x1="7.5cm" svg:y1="7.9cm" svg:x2="11.7cm" svg:y2="7.9cm">
          <text:p text:style-name="P7"><text:span text:style-name="T2">no</text:span></text:p>
          <text:p text:style-name="P7"><text:span text:style-name="T2"/></text:p>
        </draw:line>
        <draw:custom-shape draw:style-name="gr12" draw:text-style-name="P10" draw:layer="layout" svg:width="4cm" svg:height="2.8cm" svg:x="9.7cm" svg:y="5.1cm">
          <text:p text:style-name="P2"><text:span text:style-name="T2">can vot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>
          <draw:custom-shape draw:style-name="gr13" draw:text-style-name="P11" draw:layer="layout" svg:width="3.9cm" svg:height="1.6cm" svg:x="12.6cm" svg:y="10.3cm"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registration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2cm" svg:height="0.9cm" svg:x="13cm" svg:y="10.537cm">
            <text:p text:style-name="P2"><text:span text:style-name="T2">RS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0.8cm" svg:height="0.8cm" svg:x="14.6cm" svg:y="10.937cm">
            <text:p text:style-name="P2"><text:span text:style-name="T2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8cm" svg:height="0.8cm" svg:x="15.152cm" svg:y="10.937cm">
            <text:p text:style-name="P2"><text:span text:style-name="T2">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5" draw:text-style-name="P12" draw:layer="layout" svg:width="7.051cm" svg:height="0.962cm" svg:x="1.2cm" svg:y="19.938cm">
          <draw:text-box>
            <text:p>referendum deadline <text:s/><text:span text:style-name="T4">F</text:span></text:p>
          </draw:text-box>
        </draw:frame>
        <draw:line draw:style-name="gr16" draw:text-style-name="P13" draw:layer="layout" svg:x1="8.1cm" svg:y1="20.5cm" svg:x2="19.5cm" svg:y2="20.5cm">
          <text:p/>
        </draw:line>
        <draw:frame draw:style-name="gr17" draw:text-style-name="P14" draw:layer="layout" svg:width="0.7cm" svg:height="0.725cm" svg:x="4.4cm" svg:y="5.175cm">
          <draw:text-box>
            <text:p text:style-name="P7"><text:span text:style-name="T5">F</text:span></text:p>
          </draw:text-box>
        </draw:frame>
        <draw:g>
          <draw:g>
            <draw:custom-shape draw:style-name="gr18" draw:text-style-name="P11" draw:layer="layout" svg:width="3.2cm" svg:height="1.6cm" svg:x="9.4cm" svg:y="10.3cm">
              <text:p text:style-name="P2"><text:span text:style-name="T3"/></text:p>
              <text:p text:style-name="P2"><text:span text:style-name="T3"/></text:p>
              <text:p text:style-name="P2"><text:span text:style-name="T3"/></text:p>
              <text:p text:style-name="P2"><text:span text:style-name="T3"/></text:p>
              <text:p text:style-name="P2"><text:span text:style-name="T3">ballot</text:span>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19" draw:text-style-name="P3" draw:layer="layout" svg:width="1.997cm" svg:height="0.9cm" svg:x="9.6cm" svg:y="10.5cm">
          <text:p text:style-name="P2"><text:span text:style-name="T2">RS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0.8cm" svg:height="0.8cm" svg:x="11.1cm" svg:y="10.994cm">
          <text:p text:style-name="P2"><text:span text:style-name="T2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8cm" svg:height="0.8cm" svg:x="11.701cm" svg:y="10.995cm">
          <text:p text:style-name="P2"><text:span text:style-name="T2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4" draw:layer="layout" svg:width="0.7cm" svg:height="0.725cm" svg:x="11cm" svg:y="10.4cm">
          <draw:text-box>
            <text:p text:style-name="P7"><text:span text:style-name="T5">F</text:span></text:p>
          </draw:text-box>
        </draw:frame>
        <draw:custom-shape draw:style-name="gr20" draw:text-style-name="P11" xml:id="id5" draw:id="id5" draw:layer="layout" svg:width="2.3cm" svg:height="1.7cm" svg:x="3.2cm" svg:y="17.1cm"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>vote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.5cm" svg:height="0.956cm" svg:x="3.4cm" svg:y="17.419cm">
          <text:p text:style-name="P2"><text:span text:style-name="T2">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4" draw:layer="layout" svg:width="0.8cm" svg:height="0.85cm" svg:x="4.5cm" svg:y="17.844cm">
          <text:p text:style-name="P2"><text:span text:style-name="T2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4" draw:layer="layout" svg:width="0.7cm" svg:height="0.77cm" svg:x="4.326cm" svg:y="17.313cm">
          <draw:text-box>
            <text:p text:style-name="P7"><text:span text:style-name="T5">F</text:span></text:p>
          </draw:text-box>
        </draw:frame>
        <draw:frame draw:style-name="gr24" draw:text-style-name="P12" xml:id="id1" draw:id="id1" draw:layer="layout" svg:width="1.488cm" svg:height="0.962cm" svg:x="13.712cm" svg:y="5.9cm">
          <draw:text-box>
            <text:p>yes</text:p>
          </draw:text-box>
        </draw:frame>
        <draw:connector draw:style-name="gr25" draw:text-style-name="P13" draw:layer="layout" draw:line-skew="1.299cm" svg:x1="15.2cm" svg:y1="6.381cm" svg:x2="16.5cm" svg:y2="11.1cm" draw:start-shape="id1" draw:start-glue-point="1" svg:d="M15200 6381h2199v4719h-899" svg:viewBox="0 0 2200 4720">
          <text:p/>
        </draw:connector>
        <draw:line draw:style-name="gr26" draw:text-style-name="P15" draw:layer="layout" svg:x1="7.4cm" svg:y1="11.1cm" svg:x2="9.4cm" svg:y2="11.1cm">
          <text:p text:style-name="P7"><text:s text:c="5"/>OK</text:p>
          <text:p text:style-name="P7"/>
        </draw:line>
        <draw:custom-shape draw:style-name="gr27" draw:text-style-name="P10" draw:layer="layout" svg:width="4cm" svg:height="2.7cm" svg:x="2.3cm" svg:y="8.2cm">
          <text:p text:style-name="P2"><text:span text:style-name="T2">S answ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8" draw:text-style-name="P12" xml:id="id6" draw:id="id6" draw:layer="layout" svg:width="1.205cm" svg:height="0.962cm" svg:x="1.311cm" svg:y="9.069cm">
          <draw:text-box>
            <text:p>no</text:p>
          </draw:text-box>
        </draw:frame>
        <draw:connector draw:style-name="gr29" draw:text-style-name="P15" draw:layer="layout" draw:line-skew="-0.099cm" svg:x1="1.9cm" svg:y1="14.5cm" svg:x2="3.8cm" svg:y2="3.55cm" draw:start-shape="id2" draw:start-glue-point="3" draw:end-shape="id3" draw:end-glue-point="3" svg:d="M1900 14500h-893v-10950h2793" svg:viewBox="0 0 2794 10951">
          <text:p/>
        </draw:connector>
        <draw:connector draw:style-name="gr25" draw:text-style-name="P13" draw:layer="layout" svg:x1="6.81cm" svg:y1="10.048cm" svg:x2="5.5cm" svg:y2="17.95cm" draw:start-shape="id4" draw:start-glue-point="2" draw:end-shape="id5" draw:end-glue-point="1" svg:d="M6810 10048v7902h-1310" svg:viewBox="0 0 1311 7903">
          <text:p/>
        </draw:connector>
        <draw:frame draw:style-name="gr30" draw:text-style-name="P12" xml:id="id4" draw:id="id4" draw:layer="layout" svg:width="1.421cm" svg:height="0.962cm" svg:x="6.1cm" svg:y="9.086cm">
          <draw:text-box>
            <text:p>OK</text:p>
          </draw:text-box>
        </draw:frame>
        <draw:connector draw:style-name="gr29" draw:text-style-name="P15" draw:layer="layout" draw:line-skew="0.735cm" svg:x1="1.913cm" svg:y1="10.031cm" svg:x2="3.25cm" svg:y2="13.7cm" draw:start-shape="id6" draw:start-glue-point="2" draw:end-shape="id2" draw:end-glue-point="0" svg:d="M1913 10031v2569h1337v1100" svg:viewBox="0 0 1338 3670">
          <text:p/>
        </draw:connector>
        <draw:connector draw:style-name="gr29" draw:text-style-name="P15" draw:layer="layout" draw:line-skew="-0.031cm" svg:x1="4.209cm" svg:y1="11.562cm" svg:x2="3.25cm" svg:y2="13.7cm" draw:start-shape="id7" draw:start-glue-point="2" draw:end-shape="id2" draw:end-glue-point="0" svg:d="M4209 11562v1038h-959v1100" svg:viewBox="0 0 960 2139">
          <text:p/>
        </draw:connector>
        <draw:frame draw:style-name="gr30" draw:text-style-name="P12" xml:id="id7" draw:id="id7" draw:layer="layout" svg:width="2.581cm" svg:height="0.962cm" svg:x="2.919cm" svg:y="10.6cm">
          <draw:text-box>
            <text:p>timeout</text:p>
          </draw:text-box>
        </draw:frame>
        <draw:custom-shape draw:style-name="gr12" draw:text-style-name="P10" xml:id="id8" draw:id="id8" draw:layer="layout" svg:width="4cm" svg:height="2.8cm" svg:x="8.5cm" svg:y="21.57cm">
          <text:p text:style-name="P2"><text:span text:style-name="T2">check 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1" draw:text-style-name="P15" draw:layer="layout" svg:x1="12.5cm" svg:y1="22.97cm" svg:x2="15.8cm" svg:y2="22.972cm" draw:start-shape="id8" draw:start-glue-point="7" svg:d="M12500 22970h1901v2h1399" svg:viewBox="0 0 3301 3">
          <text:p text:style-name="P7">irregularity</text:p>
          <text:p text:style-name="P7"/>
        </draw:connector>
        <draw:frame draw:style-name="gr32" draw:text-style-name="P12" draw:layer="layout" svg:width="2.792cm" svg:height="0.962cm" svg:x="9.108cm" svg:y="20.492cm">
          <draw:text-box>
            <text:p>for all A:</text:p>
          </draw:text-box>
        </draw:frame>
        <draw:custom-shape draw:style-name="gr33" draw:text-style-name="P11" xml:id="id2" draw:id="id2" draw:layer="layout" svg:width="2.7cm" svg:height="1.6cm" svg:x="1.9cm" svg:y="13.7cm">
          <text:p text:style-name="P2"><text:span text:style-name="T6"/></text:p>
          <text:p text:style-name="P2"><text:span text:style-name="T6"/></text:p>
          <text:p text:style-name="P2"><text:span text:style-name="T6"/></text:p>
          <text:p text:style-name="P2"><text:span text:style-name="T6"/></text:p>
          <text:p text:style-name="P2"><text:span text:style-name="T6">cancellation</text:span></text:p>
          <draw:enhanced-geometry svg:viewBox="0 0 21600 21600" draw:type="rectangle" draw:enhanced-path="M 0 0 L 21600 0 21600 21600 0 21600 0 0 Z N"/>
        </draw:custom-shape>
        <draw:g>
          <draw:custom-shape draw:style-name="gr34" draw:text-style-name="P3" draw:layer="layout" svg:width="1.3cm" svg:height="0.9cm" svg:x="2.1cm" svg:y="13.9cm">
            <text:p text:style-name="P2"><text:span text:style-name="T2">AB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0.8cm" svg:height="0.8cm" svg:x="3cm" svg:y="14.4cm">
            <text:p text:style-name="P2"><text:span text:style-name="T2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8cm" svg:height="0.8cm" svg:x="3.6cm" svg:y="14.4cm">
            <text:p text:style-name="P2"><text:span text:style-name="T2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5" draw:text-style-name="P11" draw:layer="layout" svg:width="3.2cm" svg:height="2.9cm" svg:x="15.8cm" svg:y="21.522cm">
          <text:p text:style-name="P2"><text:span text:style-name="T6"/></text:p>
          <text:p text:style-name="P2"><text:span text:style-name="T6"/></text:p>
          <text:p text:style-name="P2"><text:span text:style-name="T6"/></text:p>
          <text:p text:style-name="P2"><text:span text:style-name="T6"/></text:p>
          <text:p text:style-name="P2"><text:span text:style-name="T6"/></text:p>
          <text:p text:style-name="P2"><text:span text:style-name="T6">rejec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cm" svg:height="0.9cm" svg:x="16.4cm" svg:y="23.022cm">
          <text:p text:style-name="P2"><text:span text:style-name="T2">RS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0.8cm" svg:height="0.8cm" svg:x="18cm" svg:y="23.522cm">
          <text:p text:style-name="P2"><text:span text:style-name="T2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4" draw:layer="layout" svg:width="0.7cm" svg:height="0.725cm" svg:x="17.805cm" svg:y="22.922cm">
          <draw:text-box>
            <text:p text:style-name="P7"><text:span text:style-name="T5">F</text:span></text:p>
          </draw:text-box>
        </draw:frame>
        <draw:custom-shape draw:style-name="gr14" draw:text-style-name="P3" draw:layer="layout" svg:width="2cm" svg:height="0.9cm" svg:x="16.4cm" svg:y="21.759cm">
          <text:p text:style-name="P2"><text:span text:style-name="T2">RS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0.8cm" svg:height="0.8cm" svg:x="18cm" svg:y="22.159cm">
          <text:p text:style-name="P2"><text:span text:style-name="T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8cm" svg:height="0.8cm" svg:x="16cm" svg:y="22.422cm">
          <text:p text:style-name="P2"><text:span text:style-name="T2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quare" svg:viewBox="0 0 10 10" svg:d="M0 0h10v10h-10z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3" draw:fill-gradient-name="Gradient_20_2" draw:fill-hatch-name="Hatching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8-18T12:35:29.042000000</meta:creation-date>
    <dc:date>2020-04-10T15:58:44.754000000</dc:date>
    <meta:editing-duration>PT10H16M24S</meta:editing-duration>
    <meta:editing-cycles>33</meta:editing-cycles>
    <meta:generator>LibreOffice/6.4.2.2$Windows_X86_64 LibreOffice_project/4e471d8c02c9c90f512f7f9ead8875b57fcb1ec3</meta:generator>
    <meta:print-date>2020-04-10T11:11:35.699000000</meta:print-date>
    <meta:document-statistic meta:object-count="60"/>
  </office:meta>
</office:document-meta>
</file>